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70000017B1B1069476456916D.png" manifest:media-type="image/png"/>
  <manifest:file-entry manifest:full-path="Pictures/10000000000002EB000000FFFD54B5B4FB1BC9E9.png" manifest:media-type="image/png"/>
  <manifest:file-entry manifest:full-path="Pictures/10000000000002A0000002832A966F7F33C4F8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width="6.6929in" svg:height="6.4035in" draw:z-index="2"><draw:image xlink:href="Pictures/10000000000002A0000002832A966F7F33C4F8F0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char" svg:width="6.6929in" svg:height="2.6665in" draw:z-index="1"><draw:image xlink:href="Pictures/10000000000003B70000017B1B1069476456916D.png" xlink:type="simple" xlink:show="embed" xlink:actuate="onLoad" loext:mime-type="image/png"/></draw:frame></text:p>
      <text:p text:style-name="Standard"><draw:frame draw:style-name="fr2" draw:name="Image1" text:anchor-type="char" svg:width="6.6929in" svg:height="2.2846in" draw:z-index="0"><draw:image xlink:href="Pictures/10000000000002EB000000FFFD54B5B4FB1BC9E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5:53:28.033394347</meta:creation-date>
    <dc:date>2022-11-14T16:28:40.104091169</dc:date>
    <meta:editing-duration>PT25M1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